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sian="Times New Roman" style:font-name-complex="Arial1" style:font-style-complex="italic"/>
    </style:style>
    <style:style style:name="P2" style:family="paragraph" style:parent-style-name="Standard">
      <style:text-properties style:font-name-asian="Times New Roman" style:font-name-complex="Times New Roman"/>
    </style:style>
    <style:style style:name="P3" style:family="paragraph" style:parent-style-name="Standard">
      <style:text-properties fo:color="#181818" style:font-name-asian="Times New Roman" style:font-name-complex="Times New Roman"/>
    </style:style>
    <style:style style:name="P4" style:family="paragraph" style:parent-style-name="Standard">
      <style:paragraph-properties fo:margin-left="0.25in" fo:margin-right="0in" fo:text-indent="0in" style:auto-text-indent="false"/>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paragraph-properties fo:margin-left="0in" fo:margin-right="0in" fo:text-indent="0in" style:auto-text-indent="false"/>
    </style:style>
    <style:style style:name="P9" style:family="paragraph" style:parent-style-name="List_20_Paragraph" style:list-style-name="WWNum1">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fo:color="#333333" style:font-name-asian="Times New Roman" style:font-name-complex="Times New Roman"/>
    </style:style>
    <style:style style:name="T3" style:family="text">
      <style:text-properties style:font-name-asian="Times New Roman" style:font-name-complex="Times New Roman"/>
    </style:style>
    <style:style style:name="T4" style:family="text">
      <style:text-properties style:font-name-asian="Times New Roman" style:font-name-complex="Arial1" style:font-style-complex="italic"/>
    </style:style>
    <style:style style:name="T5" style:family="text">
      <style:text-properties fo:color="#181818" style:font-name-asian="Times New Roman" style:font-name-complex="Times New Roman"/>
    </style:style>
    <style:style style:name="T6" style:family="text">
      <style:text-properties fo:font-style="italic" style:font-name-asian="Times New Roman" style:font-style-asian="italic" style:font-name-complex="Times New Roman"/>
    </style:style>
    <style:style style:name="T7" style:family="text">
      <style:text-properties fo:font-style="italic" style:font-name-asian="Times New Roman" style:font-style-asian="italic" style:font-name-complex="Times New Roman" style:font-style-complex="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glish 144: Midterm Examination</text:p>
      <text:p text:style-name="Standard">Your Name: Robert Ritchie</text:p>
      <text:p text:style-name="Standard">10/21/2015</text:p>
      <text:p text:style-name="Standard"/>
      <text:p text:style-name="Standard"/>
      <text:p text:style-name="Standard">Section 1: 20 Quick Answer Questions</text:p>
      <text:p text:style-name="Standard"/>
      <text:p text:style-name="Standard"/>
      <text:list xml:id="list5690099016193555417" text:style-name="WWNum1">
        <text:list-item>
          <text:p text:style-name="P6">What is a “Scrivener?”</text:p>
        </text:list-item>
      </text:list>
      <text:p text:style-name="Standard">A scrivener is somebody who copies legal documents by hand.</text:p>
      <text:p text:style-name="Standard"/>
      <text:p text:style-name="Standard"/>
      <text:p text:style-name="Standard"/>
      <text:p text:style-name="Standard"/>
      <text:list xml:id="list30703633" text:continue-numbering="true" text:style-name="WWNum1">
        <text:list-item>
          <text:p text:style-name="P6">What kind of employee is Bartley initially?</text:p>
        </text:list-item>
      </text:list>
      <text:p text:style-name="Standard">Initially, he is very diligent and works extremely hard.</text:p>
      <text:p text:style-name="Standard"/>
      <text:p text:style-name="Standard"/>
      <text:list xml:id="list30706457" text:continue-numbering="true" text:style-name="WWNum1">
        <text:list-item>
          <text:p text:style-name="P6">What phrase does Bartleby repeat indefinitely throughout Melville’s short story?</text:p>
        </text:list-item>
      </text:list>
      <text:p text:style-name="Standard">“I would prefer not to.”</text:p>
      <text:p text:style-name="Standard"/>
      <text:list xml:id="list30716039" text:continue-numbering="true" text:style-name="WWNum1">
        <text:list-item>
          <text:p text:style-name="P6">Based on our class discussion, what are some major social issues being critiqued by Melville in “Bartleby, the Scrivener?” (Choose at least one issue.)</text:p>
        </text:list-item>
      </text:list>
      <text:p text:style-name="Standard">The idea of free will in our society, and the pressure capitalism puts on us to work.</text:p>
      <text:p text:style-name="Standard"/>
      <text:list xml:id="list30720216" text:continue-numbering="true" text:style-name="WWNum1">
        <text:list-item>
          <text:p text:style-name="P6">What social issue drives the central conflict in “Barn Burning?”</text:p>
        </text:list-item>
      </text:list>
      <text:p text:style-name="Standard">The class division between land owners and the poor farmers who sharecrop on their land.</text:p>
      <text:p text:style-name="Standard"/>
      <text:list xml:id="list30724487" text:continue-numbering="true" text:style-name="WWNum1">
        <text:list-item>
          <text:p text:style-name="P6">Why does Snopes burn barns?</text:p>
          <text:p text:style-name="P9">Essentially he uses it as a means to get back at the wealthy land-owners who he feels have done wrong to him.</text:p>
        </text:list-item>
      </text:list>
      <text:p text:style-name="Standard"/>
      <text:p text:style-name="Standard"/>
      <text:list xml:id="list30724164" text:continue-numbering="true" text:style-name="WWNum1">
        <text:list-item>
          <text:p text:style-name="P6">What role do women play in the story “Barn Burning?”</text:p>
        </text:list-item>
      </text:list>
      <text:p text:style-name="P8">All of them are completely subservient to the father and are just there to do as they are told.</text:p>
      <text:p text:style-name="Standard"/>
      <text:list xml:id="list30711965" text:continue-numbering="true" text:style-name="WWNum1">
        <text:list-item>
          <text:p text:style-name="P6">When Sarty runs away at the end, what does this represent?</text:p>
        </text:list-item>
      </text:list>
      <text:p text:style-name="Standard">This symbolizes a break from tradition just like the changing society in the south.</text:p>
      <text:p text:style-name="Standard"/>
      <text:list xml:id="list30698774" text:continue-numbering="true" text:style-name="WWNum1">
        <text:list-item>
          <text:p text:style-name="P6">Who is dying in <text:span text:style-name="T1">As I Lay Dying</text:span>?</text:p>
        </text:list-item>
      </text:list>
      <text:p text:style-name="Standard">Addie Bundren.</text:p>
      <text:p text:style-name="Standard"/>
      <text:p text:style-name="Standard"/>
      <text:list xml:id="list30713233" text:continue-numbering="true" text:style-name="WWNum1">
        <text:list-item>
          <text:p text:style-name="P6"><text:soft-page-break/>Dewey Dell has a major problem throughout the story. What is it?</text:p>
        </text:list-item>
      </text:list>
      <text:p text:style-name="Standard">She is pregnant and can't get an abortion.</text:p>
      <text:p text:style-name="Standard"/>
      <text:list xml:id="list30695195" text:continue-numbering="true" text:style-name="WWNum1">
        <text:list-item>
          <text:p text:style-name="P6">Vardaman processes the events of the story by imagining his mother is a what?</text:p>
          <text:p text:style-name="P9">A fish.</text:p>
        </text:list-item>
        <text:list-item>
          <text:p text:style-name="P6">How does Addie feel about children?</text:p>
        </text:list-item>
      </text:list>
      <text:p text:style-name="Standard">She hates all of them. She felt that her “aloneness” had been violated.</text:p>
      <text:p text:style-name="Standard"/>
      <text:list xml:id="list30708609" text:continue-numbering="true" text:style-name="WWNum1">
        <text:list-item>
          <text:p text:style-name="P6">What happens to Darl in the end?</text:p>
        </text:list-item>
      </text:list>
      <text:p text:style-name="Standard">He tries to burn down a barn to burn his mother's coffin with it and he goes insane.</text:p>
      <text:p text:style-name="Standard"/>
      <text:list xml:id="list30700921" text:continue-numbering="true" text:style-name="WWNum1">
        <text:list-item>
          <text:p text:style-name="P6">There is a barn burning in <text:span text:style-name="T1">As I Lay Dying</text:span> and in “Barn Burning.” How are the two different?</text:p>
        </text:list-item>
      </text:list>
      <text:p text:style-name="Standard">Darl burns the barn not to hurt people, but rather to try and restore some sanity to his family. Snopes burns barns purely to destroy property and take revenge.</text:p>
      <text:p text:style-name="Standard"/>
      <text:p text:style-name="Standard"/>
      <text:list xml:id="list30714761" text:continue-numbering="true" text:style-name="WWNum1">
        <text:list-item>
          <text:p text:style-name="P6">In <text:span text:style-name="T1">The Sound and Fury</text:span>, each brother in the Compson household is obsessed with their sister. Why (based on our class discussion)?</text:p>
        </text:list-item>
      </text:list>
      <text:p text:style-name="P8">Because Caddie's promiscuity goes against the older ideals of the south, and it goes against their whole world view.</text:p>
      <text:p text:style-name="Standard"/>
      <text:p text:style-name="Standard"/>
      <text:p text:style-name="Standard"/>
      <text:list xml:id="list30714142" text:continue-numbering="true" text:style-name="WWNum1">
        <text:list-item>
          <text:p text:style-name="P6">What becomes of Quentin? What does his mediation on time have to do with his ultimate fate?</text:p>
        </text:list-item>
      </text:list>
      <text:p text:style-name="Standard">Quentin commits suicide. His meditation on time is both symbolic of how he cannot get over the past and of how the south is clinging to its old morals.</text:p>
      <text:p text:style-name="Standard"/>
      <text:p text:style-name="Standard"/>
      <text:list xml:id="list30701057" text:continue-numbering="true" text:style-name="WWNum1">
        <text:list-item>
          <text:p text:style-name="P6">What do Caddy and her daughter, Miss Quentin, have in common?</text:p>
        </text:list-item>
      </text:list>
      <text:p text:style-name="Standard">They both rebel against the social norms of the south.</text:p>
      <text:p text:style-name="Standard"/>
      <text:p text:style-name="Standard"/>
      <text:list xml:id="list30707616" text:continue-numbering="true" text:style-name="WWNum1">
        <text:list-item>
          <text:p text:style-name="P6">What makes Benjy’s narrative section difficult to read?</text:p>
        </text:list-item>
      </text:list>
      <text:p text:style-name="Standard">He is mentally disabled and cannot distinguish the past from the present.</text:p>
      <text:p text:style-name="Standard"/>
      <text:p text:style-name="Standard"/>
      <text:list xml:id="list30707292" text:continue-numbering="true" text:style-name="WWNum1">
        <text:list-item>
          <text:p text:style-name="P6">Who is Dilsey and how is she important to the story?</text:p>
        </text:list-item>
      </text:list>
      <text:p text:style-name="Standard">Dilsey is the Compson family's servant. She essentially raises all of the children and is just about the only rational one in the house.</text:p>
      <text:p text:style-name="Standard"/>
      <text:p text:style-name="P4">20. <text:s/>Define the term “Africanist presence” in American literature as used by Toni Morrison in <text:span text:style-name="T1">Playing in the Dark</text:span>.</text:p>
      <text:p text:style-name="List_20_Paragraph"><text:soft-page-break/>She says that all American literature contains an Africanist Presence, meaning that it can't escape the fact that white dominance is based around the concept that African-Americans are inferior and that their role in literature is only to further plot or character development.</text:p>
      <text:p text:style-name="Standard"/>
      <text:p text:style-name="Standard">Section 2: Quote Identification (Please indicate who is speaking and what text the quote is from)</text:p>
      <text:p text:style-name="Standard"/>
      <text:p text:style-name="Standard"/>
      <text:p text:style-name="Standard">“Ah, Bartley. Ah, humanity!”</text:p>
      <text:p text:style-name="Standard">The narrator/boss in <text:span text:style-name="T8">Bartleby the Scrivener</text:span></text:p>
      <text:p text:style-name="Standard"><text:span text:style-name="T9"/></text:p>
      <text:p text:style-name="Standard"><text:span text:style-name="T2">"I was interested, as I had been for a long time, in the way black people ignite critical moments of discovery or change or emphasis in literature not written by them. In fact I had started, casually like a game, keeping a file of such instances.”</text:span></text:p>
      <text:p text:style-name="Standard">Toni Morrison “Playing in the Dark”</text:p>
      <text:p text:style-name="Standard"/>
      <text:p text:style-name="Standard">“<text:span text:style-name="T4">Maybe it will all add up and balance and vanish—corn, rug, fire; the terror and grief, the being pulled two ways like between two teams of horses—gone, done with for ever and ever.”</text:span></text:p>
      <text:p text:style-name="P1">Sarty in “Barn Burning”</text:p>
      <text:p text:style-name="P1"/>
      <text:p text:style-name="Standard"><text:span text:style-name="T5">“He had a word, too. Love, he called it. But I had been used to words for a long time. I knew that that word was like the others: just a shape to fill a lack; that when the right time came, you wouldn't need a word for that any more than for pride or fear....One day I was talking to Cora. She prayed for me because she believed I was blind to sin, wanting me to kneel and pray too, because people to whom sin is just a matter of words, to them salvation is just words too.”</text:span></text:p>
      <text:p text:style-name="P3">Addie Bundren <text:span text:style-name="T8">As I Lay Dying</text:span></text:p>
      <text:p text:style-name="P3"/>
      <text:p text:style-name="Standard"><text:span text:style-name="T3">“I'd have wasted a lot of time and trouble before I learned that the best way to take all people, black or white, is to take them for what they think they are, then leave them alone.”</text:span></text:p>
      <text:p text:style-name="Standard"><text:span text:style-name="T3">Quentin Compson </text:span><text:span text:style-name="T7">The Sound and the Fury</text:span></text:p>
      <text:p text:style-name="P2"/>
      <text:p text:style-name="Standard"><text:span text:style-name="T3">Section 3: Short Answer (please answer in 3 to 5 sentences)</text:span></text:p>
      <text:p text:style-name="P2"/>
      <text:list xml:id="list5062882347338276099" text:style-name="WWNum2">
        <text:list-item>
          <text:p text:style-name="P7"><text:span text:style-name="T3">How does the film </text:span><text:span text:style-name="T6">The Long, Hot Summer</text:span><text:span text:style-name="T3"> build on Faulknerian themes? (Be sure to name two or three narrative techniques that remind us of Faulkner in that film.)</text:span></text:p>
        </text:list-item>
      </text:list>
      <text:p text:style-name="P2">He contrasts the new south and the old south with the Varners and Alan. He shows the changing ideas for women in Clara's speech on sexuality and the contrast between her and Eula. He also shows the disfunction of the family unit in the south with Will's relationship to his kids.</text:p>
      <text:p text:style-name="P2"/>
      <text:p text:style-name="P2"/>
      <text:p text:style-name="P2"><text:soft-page-break/></text:p>
      <text:list xml:id="list30706198" text:continue-numbering="true" text:style-name="WWNum2">
        <text:list-item>
          <text:p text:style-name="P7"><text:span text:style-name="T3">Faulkner is concerned about Southern, white identity after the fall of slavery. What seem to be the most pressing critiques in his work that you’ve read?</text:span></text:p>
        </text:list-item>
      </text:list>
      <text:p text:style-name="P2">He is very critical of the way that family's function in the south, as shown in all three works. He talks a lot about how clinging to the south's old ideals leads to the ruin of these families. He shows that trying to hold onto these ideals in a more modern society is impossible.</text:p>
      <text:p text:style-name="P2"/>
      <text:p text:style-name="P2"/>
      <text:p text:style-name="P2"/>
      <text:list xml:id="list30695200" text:continue-numbering="true" text:style-name="WWNum2">
        <text:list-item>
          <text:p text:style-name="P7"><text:span text:style-name="T3">What role does gender play in Faulkner’s work?</text:span></text:p>
        </text:list-item>
      </text:list>
      <text:p text:style-name="P2">Generally if the women are not subservient to the men, they rebel against the social norms. Caddie and Miss Quentin both refuse to follow the rules of their household and are considered promiscuous. Addie breaks with the typical idea that all women want to be mothers and instead would rather be alone or die than be with her family.</text:p>
      <text:p text:style-name="P2"/>
      <text:p text:style-name="P2"/>
      <text:list xml:id="list30717863" text:continue-numbering="true" text:style-name="WWNum2">
        <text:list-item>
          <text:p text:style-name="P7"><text:span text:style-name="T3">What role does race play in Faulkner’s work?</text:span></text:p>
        </text:list-item>
      </text:list>
      <text:p text:style-name="P2">Faulkner does not focus very much explicitly on race, but he has somewhat of a progressive mindset where it does come up. Dilsey is just about the only rational person in the whole Compson household. You could argue that this is just the africanist presence that Morrison talks about and that Dilsey only exists to shape the Compson children's characters.</text:p>
      <text:p text:style-name="P2"/>
      <text:p text:style-name="P2"/>
      <text:p text:style-name="P4"><text:span text:style-name="T3">5. Many people argue that Melville was disillusioned when he wrote “Bartleby, The Scrivener.” What aspects of American society do you think Melville critiques in this short story?</text:span><text:bookmark text:name="_GoBack"/></text:p>
      <text:p text:style-name="P2">Melville is criticizing a lot of the expectations society has for people. He argues with the idea that a person's work ethic defines their worth. He questions whether or not we really have free will in a society that forces us to work to live. He also asks whether we can even be happy accepting a society in which we work so hard for a living. </text:p>
      <text:p text:style-name="P2"/>
      <text:p text:style-name="P2"/>
      <text:p text:style-name="P2"/>
      <text:p text:style-name="P2"/>
      <text:p text:style-name="P2"/>
      <text:p text:style-name="P2"/>
      <text:p text:style-name="P2"/>
      <text:p text:style-name="P1"/>
      <text:p text:style-name="P1"/>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ie Dunning</meta:initial-creator>
    <dc:creator>Stefanie Dunning</dc:creator>
    <meta:editing-cycles>1</meta:editing-cycles>
    <meta:creation-date>2015-10-21T13:33:00</meta:creation-date>
    <dc:date>2015-10-21T13:59:00</dc:date>
    <meta:editing-duration>PT14S</meta:editing-duration>
    <meta:generator>OpenOffice/4.1.1$Win32 OpenOffice.org_project/411m6$Build-9775</meta:generator>
    <meta:document-statistic meta:table-count="0" meta:image-count="0" meta:object-count="0" meta:page-count="4" meta:paragraph-count="66" meta:word-count="1262" meta:character-count="6882"/>
    <meta:user-defined meta:name="AppVersion">14.0000</meta:user-defined>
    <meta:user-defined meta:name="Company">Miami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